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462b" officeooo:paragraph-rsid="0003462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5fa1" officeooo:paragraph-rsid="00055fa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5fa1" officeooo:paragraph-rsid="0006bab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bab7" officeooo:paragraph-rsid="0006bab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bab7" officeooo:paragraph-rsid="000e213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3462b" officeooo:paragraph-rsid="0003462b"/>
    </style:style>
    <style:style style:name="P7" style:family="paragraph" style:parent-style-name="Standard">
      <style:paragraph-properties fo:text-align="center" style:justify-single-word="false"/>
      <style:text-properties officeooo:paragraph-rsid="00055fa1"/>
    </style:style>
    <style:style style:name="P8" style:family="paragraph" style:parent-style-name="Standard">
      <style:paragraph-properties fo:text-align="center" style:justify-single-word="false"/>
      <style:text-properties officeooo:rsid="0003aa3e" officeooo:paragraph-rsid="00055fa1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10pt" officeooo:paragraph-rsid="00055fa1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Mono" fo:font-size="11pt" officeooo:rsid="0003462b" officeooo:paragraph-rsid="0003462b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Liberation Mono" fo:font-size="11pt" officeooo:paragraph-rsid="00055fa1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06bab7" officeooo:paragraph-rsid="0006bab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06bab7" officeooo:paragraph-rsid="00089ece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06bab7" officeooo:paragraph-rsid="000e41a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5pt" officeooo:rsid="0003462b" officeooo:paragraph-rsid="0003462b" style:font-size-asian="4.34999990463257pt" style:font-size-complex="5pt"/>
    </style:style>
    <style:style style:name="P16" style:family="paragraph" style:parent-style-name="Standard">
      <style:paragraph-properties fo:text-align="center" style:justify-single-word="false"/>
      <style:text-properties fo:font-size="5pt" officeooo:paragraph-rsid="00055fa1" style:font-size-asian="4.34999990463257pt" style:font-size-complex="5pt"/>
    </style:style>
    <style:style style:name="P17" style:family="paragraph" style:parent-style-name="Standard">
      <style:paragraph-properties fo:text-align="center" style:justify-single-word="false"/>
      <style:text-properties fo:font-style="italic" fo:font-weight="bold" officeooo:rsid="0003aa3e" officeooo:paragraph-rsid="0003aa3e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weight="bold" officeooo:rsid="0001c960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3462b" officeooo:paragraph-rsid="00055fa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3aa3e" officeooo:paragraph-rsid="0003aa3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Mono" fo:font-size="5pt" fo:font-weight="bold" officeooo:paragraph-rsid="00055fa1" style:font-size-asian="4.34999990463257pt" style:font-weight-asian="bold" style:font-size-complex="5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Mono" fo:font-size="5pt" fo:font-weight="bold" officeooo:rsid="0003aa3e" officeooo:paragraph-rsid="00055fa1" style:font-size-asian="4.34999990463257pt" style:font-weight-asian="bold" style:font-size-complex="5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Mono" fo:font-size="11pt" fo:font-weight="normal" officeooo:rsid="0003aa3e" officeooo:paragraph-rsid="00055fa1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06bab7" officeooo:paragraph-rsid="001005c5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3aa3e" officeooo:paragraph-rsid="0003aa3e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03aa3e" officeooo:paragraph-rsid="0011bf4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c960" style:font-weight-asian="bold" style:font-weight-complex="bold"/>
    </style:style>
    <style:style style:name="T3" style:family="text">
      <style:text-properties fo:font-weight="bold" officeooo:rsid="0003462b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06bab7"/>
    </style:style>
    <style:style style:name="T6" style:family="text">
      <style:text-properties officeooo:rsid="0006cbcb"/>
    </style:style>
    <style:style style:name="T7" style:family="text">
      <style:text-properties officeooo:rsid="00089ece"/>
    </style:style>
    <style:style style:name="T8" style:family="text">
      <style:text-properties officeooo:rsid="0009d1f1"/>
    </style:style>
    <style:style style:name="T9" style:family="text">
      <style:text-properties officeooo:rsid="000a63df"/>
    </style:style>
    <style:style style:name="T10" style:family="text">
      <style:text-properties officeooo:rsid="000bbd18"/>
    </style:style>
    <style:style style:name="T11" style:family="text">
      <style:text-properties officeooo:rsid="000dbc27"/>
    </style:style>
    <style:style style:name="T12" style:family="text">
      <style:text-properties officeooo:rsid="000e213b"/>
    </style:style>
    <style:style style:name="T13" style:family="text">
      <style:text-properties officeooo:rsid="000e4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L</text:span><text:span text:style-name="T1">OTOFÁCIL</text:span></text:p>
      <text:p text:style-name="P17">(Estatística Geral)</text:p>
      <text:p text:style-name="P18"/>
      <text:p text:style-name="P18"/>
      <text:p text:style-name="P7"><text:span text:style-name="T2">Total de Números</text:span>:</text:p>
      <text:p text:style-name="P16"/>
      <text:p text:style-name="P11">25</text:p>
      <text:p text:style-name="P19"/>
      <text:p text:style-name="P7"><text:span text:style-name="T3">Lista de Números</text:span><text:span text:style-name="T1">: </text:span></text:p>
      <text:p text:style-name="P21"/>
      <text:p text:style-name="P9">01 02 03 04 05 06 07 08 09 10 11 12 13 14 15 16 17 18 19 20 21 22 23 24 25</text:p>
      <text:p text:style-name="P1"/>
      <text:p text:style-name="P1">Desenho da Cartela:</text:p>
      <text:p text:style-name="P15"/>
      <text:p text:style-name="P10">01 02 03 04 05</text:p>
      <text:p text:style-name="P10">06 07 08 09 10</text:p>
      <text:p text:style-name="P10">11 12 13 14 15</text:p>
      <text:p text:style-name="P10">16 17 18 19 20</text:p>
      <text:p text:style-name="P10">21 22 23 24 25</text:p>
      <text:p text:style-name="P20"/>
      <text:p text:style-name="P8"><text:span text:style-name="T1">Probabilidade </text:span><text:span text:style-name="T4">(Para Sorteio Simples)</text:span><text:span text:style-name="T1">: </text:span></text:p>
      <text:p text:style-name="P22"/>
      <text:p text:style-name="P23">C25,15 = 3.268.760</text:p>
      <text:p text:style-name="P25"/>
      <text:p text:style-name="P26">--------------------------------------------------</text:p>
      <text:p text:style-name="P25"/>
      <text:p text:style-name="P2">Estatística de Paridade </text:p>
      <text:p text:style-name="P2"/>
      <text:p text:style-name="P2">Total de Números: 25</text:p>
      <text:p text:style-name="P2">Total <text:span text:style-name="T5">de Números Pares: 12</text:span></text:p>
      <text:p text:style-name="P3">Total <text:span text:style-name="T5">de Números Ímpares: 13</text:span></text:p>
      <text:p text:style-name="P4"/>
      <text:p text:style-name="P4">Categorias:</text:p>
      <text:p text:style-name="P12">• P01 <text:span text:style-name="T6">= 2p1</text:span><text:span text:style-name="T9">3</text:span><text:span text:style-name="T6">i </text:span><text:span text:style-name="T7">= <text:s/>C12,2 * C13,13 = <text:s/>66 * 1 <text:s text:c="4"/>= </text:span><text:span text:style-name="T10">66 <text:s text:c="7"/>= </text:span><text:span text:style-name="T11">0,002%</text:span></text:p>
      <text:p text:style-name="P13">• P02 <text:span text:style-name="T6">= </text:span><text:span text:style-name="T9">3</text:span><text:span text:style-name="T6">p1</text:span><text:span text:style-name="T9">2</text:span><text:span text:style-name="T6">i </text:span><text:span text:style-name="T7">= <text:s/>C12,3 * C13,12 = 220 * 13 <text:s text:c="3"/></text:span><text:span text:style-name="T9">= </text:span><text:span text:style-name="T10">2.860 <text:s text:c="4"/>= </text:span><text:span text:style-name="T11">0,0087%</text:span></text:p>
      <text:p text:style-name="P13">• P03 <text:span text:style-name="T6">= </text:span><text:span text:style-name="T9">4</text:span><text:span text:style-name="T6">p1</text:span><text:span text:style-name="T9">1</text:span><text:span text:style-name="T6">i </text:span><text:span text:style-name="T7">= <text:s/>C12,4 * C13,11 = 495 * 78 <text:s text:c="3"/></text:span><text:span text:style-name="T9">= </text:span><text:span text:style-name="T10">38.610 <text:s text:c="3"/>= </text:span><text:span text:style-name="T11">1,181%</text:span></text:p>
      <text:p text:style-name="P13">• P04 <text:span text:style-name="T6">= </text:span><text:span text:style-name="T9">5</text:span><text:span text:style-name="T6">p</text:span><text:span text:style-name="T9">10</text:span><text:span text:style-name="T6">i </text:span><text:span text:style-name="T7">= <text:s/>C12,5 * C13,10 = 792 * 286 <text:s text:c="2"/></text:span><text:span text:style-name="T9">= </text:span><text:span text:style-name="T10">226.512 <text:s text:c="2"/>= </text:span><text:span text:style-name="T11">6,929%</text:span></text:p>
      <text:p text:style-name="P13">• P05 <text:span text:style-name="T6">= </text:span><text:span text:style-name="T9">6</text:span><text:span text:style-name="T6">p</text:span><text:span text:style-name="T9">9</text:span><text:span text:style-name="T6">i <text:s/></text:span><text:span text:style-name="T7">= <text:s/>C12,6 * C13,9 <text:s/>= 924 * 715 <text:s text:c="2"/></text:span><text:span text:style-name="T9">= </text:span><text:span text:style-name="T10">660.660 <text:s text:c="2"/>= </text:span><text:span text:style-name="T11">20,211%</text:span></text:p>
      <text:p text:style-name="P13">• P06 <text:span text:style-name="T6">= </text:span><text:span text:style-name="T9">7</text:span><text:span text:style-name="T6">p</text:span><text:span text:style-name="T9">8</text:span><text:span text:style-name="T6">i <text:s/></text:span><text:span text:style-name="T7">= <text:s/>C12,7 * C13,8 <text:s/>= 792 * 1.287 </text:span><text:span text:style-name="T9">= </text:span><text:span text:style-name="T10">1.019.304 = </text:span><text:span text:style-name="T11">31,183%</text:span></text:p>
      <text:p text:style-name="P13">• P07 <text:span text:style-name="T6">= </text:span><text:span text:style-name="T9">8</text:span><text:span text:style-name="T6">p</text:span><text:span text:style-name="T9">7</text:span><text:span text:style-name="T6">i <text:s/></text:span><text:span text:style-name="T7">= <text:s/>C12,8 * C13,7 <text:s/>= 492 * 1.716 </text:span><text:span text:style-name="T10">= 849.420 <text:s text:c="2"/>= </text:span><text:span text:style-name="T11">25,986%</text:span></text:p>
      <text:p text:style-name="P13">• P08 <text:span text:style-name="T6">= </text:span><text:span text:style-name="T9">9</text:span><text:span text:style-name="T6">p</text:span><text:span text:style-name="T9">6</text:span><text:span text:style-name="T6">i <text:s/></text:span><text:span text:style-name="T7">= <text:s/>C12,9 * C13,6 <text:s/>= 220 * 1.716 </text:span><text:span text:style-name="T10">= 377.520 <text:s text:c="2"/>= </text:span><text:span text:style-name="T11">11,549%</text:span></text:p>
      <text:p text:style-name="P13">• P09 <text:span text:style-name="T6">= </text:span><text:span text:style-name="T9">10</text:span><text:span text:style-name="T6">p</text:span><text:span text:style-name="T9">5</text:span><text:span text:style-name="T6">i </text:span><text:span text:style-name="T7">= C12,10 * C13,5 <text:s/>= <text:s/>66 * </text:span><text:span text:style-name="T8">1.287 </text:span><text:span text:style-name="T10">= 84.942 <text:s text:c="3"/>= </text:span><text:span text:style-name="T11">2,598%</text:span></text:p>
      <text:p text:style-name="P13">• P10 <text:span text:style-name="T6">= </text:span><text:span text:style-name="T9">11</text:span><text:span text:style-name="T6">p</text:span><text:span text:style-name="T9">4</text:span><text:span text:style-name="T6">i </text:span><text:span text:style-name="T7">= C12,11 * C13,4 <text:s/>= <text:s/>12 * </text:span><text:span text:style-name="T8">715 <text:s text:c="2"/></text:span><text:span text:style-name="T10">= 8.580 <text:s text:c="4"/>= </text:span><text:span text:style-name="T11">0,262%</text:span></text:p>
      <text:p text:style-name="P13">• P11 <text:span text:style-name="T6">= </text:span><text:span text:style-name="T9">12</text:span><text:span text:style-name="T6">p3i </text:span><text:span text:style-name="T7">= C12,12 * C13,3 <text:s/>= <text:s text:c="2"/>1 * </text:span><text:span text:style-name="T8">286 <text:s text:c="2"/></text:span><text:span text:style-name="T10">= 286 <text:s text:c="6"/>= </text:span><text:span text:style-name="T11">0,008%</text:span></text:p>
      <text:p text:style-name="P5"/>
      <text:p text:style-name="P5"><text:span text:style-name="T12">Classificação</text:span>:</text:p>
      <text:p text:style-name="P14">• P01 <text:span text:style-name="T10">= </text:span><text:span text:style-name="T11">0,002% <text:s/></text:span><text:span text:style-name="T13">=</text:span><text:span text:style-name="T6"> </text:span><text:span text:style-name="T13">Vermelho</text:span></text:p>
      <text:p text:style-name="P14">• P02 <text:span text:style-name="T10">= </text:span><text:span text:style-name="T11">0,0087% </text:span><text:span text:style-name="T13">=</text:span><text:span text:style-name="T6"> </text:span><text:span text:style-name="T13">Vermelho</text:span></text:p>
      <text:p text:style-name="P24">• P03 <text:span text:style-name="T10">= </text:span><text:span text:style-name="T11">1,181% <text:s/></text:span><text:span text:style-name="T13">=</text:span><text:span text:style-name="T6"> </text:span><text:span text:style-name="T13">Amarelo</text:span></text:p>
      <text:p text:style-name="P14">• P04 <text:span text:style-name="T10">= </text:span><text:span text:style-name="T11">6,929% <text:s/></text:span><text:span text:style-name="T13">= Amarelo</text:span></text:p>
      <text:p text:style-name="P14">• P05 <text:span text:style-name="T10">= </text:span><text:span text:style-name="T11">20,211% </text:span><text:span text:style-name="T13">= Verde</text:span></text:p>
      <text:p text:style-name="P14">• P06 <text:span text:style-name="T10">= </text:span><text:span text:style-name="T11">31,183% </text:span><text:span text:style-name="T13">= Verde</text:span></text:p>
      <text:p text:style-name="P14">• P07 <text:span text:style-name="T10">= </text:span><text:span text:style-name="T11">25,986% </text:span><text:span text:style-name="T13">= Verde</text:span></text:p>
      <text:p text:style-name="P14">• P08 <text:span text:style-name="T10">= </text:span><text:span text:style-name="T11">11,549% </text:span><text:span text:style-name="T13">= Amarelo</text:span></text:p>
      <text:p text:style-name="P24">• P09 <text:span text:style-name="T10">= </text:span><text:span text:style-name="T11">2,598% <text:s/></text:span><text:span text:style-name="T13">= Amarelo</text:span></text:p>
      <text:p text:style-name="P14">• P10 <text:span text:style-name="T10">= </text:span><text:span text:style-name="T11">0,262% <text:s/></text:span><text:span text:style-name="T13">= Vermelho</text:span></text:p>
      <text:p text:style-name="P14">• P11 <text:span text:style-name="T10">= </text:span><text:span text:style-name="T11">0,008% <text:s/></text:span><text:span text:style-name="T10">= </text:span><text:span text:style-name="T13">Vermelh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1T22:28:38.956000000</meta:creation-date>
    <dc:date>2023-09-10T19:15:39.321000000</dc:date>
    <meta:editing-duration>PT1H1M32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3" meta:word-count="332" meta:character-count="1461" meta:non-whitespace-character-count="1086"/>
  </office:meta>
</office:document-meta>
</file>